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A000000ECBC45A094.jpg"/>
  <manifest:file-entry manifest:media-type="" manifest:full-path="Pictures/200000070000753800006664700BE68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 fo:break-before="pag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927350738426990" text:style-name="L1">
        <text:list-header>
          <text:p text:style-name="P10"/>
        </text:list-header>
        <text:list-item>
          <text:p text:style-name="P9">Crea una tabla que sea igual que la tabla DEPART denominada DEPARTSEQ</text:p>
          <text:p text:style-name="P9"/>
        </text:list-item>
        <text:list-item>
          <text:p text:style-name="P9">Crea una secuencia para utilizarla con la columna de clave primaria de la tabla DEPARTSEQ. La secuencia debe comenzar en 200 y tener un valor máximo de 1000. Haz que la secuencia aumente en diez números cada vez. Asigna a la secuencia el nombre DEPT_ID_SEQ. Comprueba en el diccionario de datos que el objeto se ha creado correctamente.</text:p>
          <text:p text:style-name="P9"/>
        </text:list-item>
        <text:list-item>
          <text:p text:style-name="P9">Consulta en el diccionario de datos acerca de tus secuencias. Obtén la siguiente información: nombre de secuencia, valor máximo, tamaño de aumento y último número. </text:p>
          <text:p text:style-name="P9"/>
        </text:list-item>
        <text:list-item>
          <text:p text:style-name="P9">Escribe un archivo de comandos para insertar dos filas en la tabla DEPARTASEQ. Asigna al archivo de comandos el nombre lab9_4.sql. Asegúrate de utilizar la secuencia que creaste anteriormente para la columna ID. Agrega dos departamentos llamados Educacion y Administracion. Ejecuta el script. Confirma las inserciones. </text:p>
          <text:p text:style-name="P9"/>
        </text:list-item>
        <text:list-item>
          <text:p text:style-name="P9">Comprueba cual será el siguiente número de departamento, que dará la secuencia que has creado, al realizar la siguiente inserción.</text:p>
          <text:p text:style-name="P9"/>
        </text:list-item>
        <text:list-item>
          <text:p text:style-name="P9">Lee el artículo <text:a xlink:type="simple" xlink:href="http://www.oracle.com/technetwork/es/articles/sql/oracle-database-columna-identidad-2775883-esa.html" text:style-name="Internet_20_link" text:visited-style-name="Visited_20_Internet_20_Link">http://www.oracle.com/technetwork/es/articles/sql/oracle-database-columna-identidad-2775883-esa.html</text:a></text:p>
          <text:p text:style-name="P9"/>
          <text:p text:style-name="P9">Crear la tabla CENTROS teniendo en cuenta este modelo y que el modelo físico se va a implementar en un SGBD Oracle 12c:</text:p>
        </text:list-item>
      </text:list>
      <text:p text:style-name="P7"/>
      <text:p text:style-name="P7"><draw:frame draw:style-name="fr2" draw:name="gráficos2" text:anchor-type="paragraph" svg:width="6.278cm" svg:height="5.196cm" draw:z-index="2"><draw:image xlink:href="Pictures/200000070000753800006664700BE68E.svm" xlink:type="simple" xlink:show="embed" xlink:actuate="onLoad"/></draw:frame></text:p>
      <text:p text:style-name="P8">donde id será autoincremental <text:s/>y <text:s/>constituye la clave de la tabla (utiliza GENERATED ALWAYS).</text:p>
      <text:p text:style-name="P8"/>
      <text:p text:style-name="P8">NOTA: Un * delante del nombre de una columna indica que el obligatorio que tenga valor. </text:p>
      <text:list xml:id="list30295675" text:continue-numbering="true" text:style-name="L1">
        <text:list-header>
          <text:p text:style-name="P9"/>
        </text:list-header>
        <text:list-item>
          <text:p text:style-name="P9">Realiza la inserción de un centro. Inventa los datos.</text:p>
          <text:p text:style-name="P9"/>
          <text:p text:style-name="P11"/>
        </text:list-item>
        <text:list-item>
          <text:p text:style-name="P9">Crear un índice no único en la columna de claves ajenas (DEPT_NO) en la tabla EMPLE.</text:p>
          <text:p text:style-name="P9"/>
        </text:list-item>
        <text:list-item>
          <text:p text:style-name="P9">Mostrar los índices y la unicidad que existen en el diccionario de datos para la tabla EMPLE.</text:p>
          <text:p text:style-name="P9"/>
        </text:list-item>
        <text:list-item>
          <text:p text:style-name="P9"><text:s/>Borra el indice creado anteriormente.</text:p>
          <text:p text:style-name="P9"/>
        </text:list-item>
        <text:list-item>
          <text:p text:style-name="P9">Crea un indice para las búsquedas por nombre de departamento en mayusculas. Llama al indice IND_DEPT_DNOMBRE.</text:p>
          <text:p text:style-name="P9"/>
        </text:list-item>
        <text:list-item>
          <text:p text:style-name="P9">Lee el articulo</text:p>
          <text:p text:style-name="P9"><text:a xlink:type="simple" xlink:href="https://rocalla.wordpress.com/2015/04/29/como-saber-si-un-indice-esta-siendo-usado-o-no-en-oracle/" text:style-name="Internet_20_link" text:visited-style-name="Visited_20_Internet_20_Link">https://rocalla.wordpress.com/2015/04/29/como-saber-si-un-indice-esta-siendo-usado-o-no-en-oracle/</text:a></text:p>
          <text:p text:style-name="P9"/>
        </text:list-item>
        <text:list-item>
          <text:p text:style-name="P9">Activa la monitorización del indice <text:s/>IND_DEPT_DNOMBRE</text:p>
          <text:p text:style-name="P9"><text:s/></text:p>
        </text:list-item>
        <text:list-item>
          <text:p text:style-name="P9">Realiza dos consultas una en la Oracle use el indice <text:s/>IND_DEPT_DNOMBRE y otra que no la use, y compruébalo para ambos casos. DESACTIVAR LA MONITORIZACION</text:p>
          <text:p text:style-name="P9"/>
        </text:list-item>
        <text:list-item>
          <text:p text:style-name="P9">Crear un sinónimo para la tabla DEPART llamado DEP. Cambiar el nombre de la tabla DEPART a DEPARTAMENTOS. Comprobar si es válido el sinónimo.</text:p>
          <text:p text:style-name="P9"/>
        </text:list-item>
        <text:list-item>
          <text:p text:style-name="P9">Comprueba los sinónimos que tienes creados. Una vez comprobado, borra el sinónimo.</text:p>
          <text:p text:style-name="P9"/>
          <text:p text:style-name="P9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loext:contextual-spacing="false"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3-03-18T11:01:07.14</meta:creation-date>
    <meta:editing-cycles>22</meta:editing-cycles>
    <meta:editing-duration>PT11H35M53S</meta:editing-duration>
    <meta:initial-creator>Blanca I-I</meta:initial-creator>
    <dc:date>2018-02-02T10:09:19.94</dc:date>
    <meta:document-statistic meta:table-count="1" meta:image-count="2" meta:object-count="0" meta:page-count="2" meta:paragraph-count="25" meta:word-count="376" meta:character-count="2604"/>
    <meta:user-defined meta:name="Info 1"/>
    <meta:user-defined meta:name="Info 2"/>
    <meta:user-defined meta:name="Info 3"/>
    <meta:user-defined meta:name="Info 4"/>
  </office:meta>
</office:document-meta>
</file>